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L1"/>
    <style:style style:name="P2" style:family="paragraph" style:parent-style-name="List_20_Paragraph" style:list-style-name="L1">
      <style:text-properties officeooo:rsid="0010a215" officeooo:paragraph-rsid="0010a215"/>
    </style:style>
    <style:style style:name="P3" style:family="paragraph" style:parent-style-name="Normal" style:master-page-name="MP0">
      <style:paragraph-properties style:page-number="auto" fo:break-before="page"/>
    </style:style>
    <style:style style:name="T1" style:family="text">
      <style:text-properties officeooo:rsid="001017ab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cherReportAssistant: JFrame: setBounds (100,50,620,750)</text:p>
      <text:list xml:id="list6926140844545126699" text:style-name="L1">
        <text:list-item>
          <text:p text:style-name="P1">ContentPanelWDesigner: JPanel</text:p>
          <text:list>
            <text:list-item>
              <text:p text:style-name="P1">StudentPanel: JPanel: setMinimumSize(new Dimension(600,18))</text:p>
              <text:list>
                <text:list-item>
                  <text:p text:style-name="P1">BasicArrowButton </text:p>
                </text:list-item>
                <text:list-item>
                  <text:p text:style-name="P1">JLabel</text:p>
                </text:list-item>
                <text:list-item>
                  <text:p text:style-name="P1">BasicArrowButton</text:p>
                </text:list-item>
              </text:list>
            </text:list-item>
            <text:list-item>
              <text:p text:style-name="P1">JSplitPane</text:p>
              <text:list>
                <text:list-item>
                  <text:p text:style-name="P1">TabbedTemplatePanel2WDesigner: JPanel: gridBagLayout.columnWidths = int[]{600}; gridBagLayout.rowHeights = int[]{350};</text:p>
                  <text:list>
                    <text:list-item>
                      <text:p text:style-name="P1">JTabbedPane</text:p>
                      <text:list>
                        <text:list-item>
                          <text:p text:style-name="P1">many TemplatesPanelIncApplyWDesigner: JPanel</text:p>
                          <text:list>
                            <text:list-item>
                              <text:p text:style-name="P1">JScrollPane</text:p>
                              <text:list>
                                <text:list-item>
                                  <text:p text:style-name="P1">many JPanel</text:p>
                                  <text:list>
                                    <text:list-item>
                                      <text:p text:style-name="P1">TemplateItemCheckBoxWithDesigner: JPanel</text:p>
                                      <text:list>
                                        <text:list-item>
                                          <text:p text:style-name="P1">JcheckBox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">many Jlabels (to make all tabbed panes have same number of rows);</text:p>
                                </text:list-item>
                              </text:list>
                            </text:list-item>
                            <text:list-item>
                              <text:p text:style-name="P1">JButt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EditableTextPanel: JPanel: setMinimumSize(new Dimension(600,<text:span text:style-name="T1">2</text:span>00))</text:p>
                  <text:list>
                    <text:list-item>
                      <text:p text:style-name="P1">JScrollPane</text:p>
                      <text:list>
                        <text:list-item>
                          <text:p text:style-name="P1">JTextAre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dc:description/>
    <dc:subject/>
    <meta:initial-creator>JP Fasano</meta:initial-creator>
    <meta:creation-date>2015-08-11T17:27:00Z</meta:creation-date>
    <dc:date>2015-08-11T15:54:08.399000000</dc:date>
    <meta:editing-cycles>4</meta:editing-cycles>
    <meta:editing-duration>PT2H10M36S</meta:editing-duration>
    <meta:document-statistic meta:table-count="0" meta:image-count="0" meta:object-count="0" meta:page-count="1" meta:paragraph-count="19" meta:word-count="69" meta:character-count="614" meta:non-whitespace-character-count="581"/>
    <meta:template xlink:type="simple" xlink:actuate="onRequest" xlink:title="" xlink:href="Normal.dotm"/>
  </office:meta>
</office:document-meta>
</file>